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1mm" svg:stroke-color="#ff0000" draw:marker-start-width="3.5mm" draw:marker-end-width="3.5mm" draw:fill="solid" draw:fill-color="#ff0000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stroke="solid" svg:stroke-width="1mm" svg:stroke-color="#0000ff" draw:marker-start-width="3.5mm" draw:marker-end-width="3.5mm" draw:fill="solid" draw:fill-color="#ff0000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draw:stroke="solid" svg:stroke-width="1mm" svg:stroke-color="#00803f" draw:marker-start-width="3.5mm" draw:marker-end-width="3.5mm" draw:fill="solid" draw:fill-color="#ff0000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draw:stroke="solid" svg:stroke-width="1mm" svg:stroke-color="#000000" draw:marker-start-width="3.5mm" draw:marker-end-width="3.5mm" draw:fill="solid" draw:fill-color="#ff0000" draw:textarea-horizontal-align="center" draw:textarea-vertical-align="middle" fo:padding-top="0.5mm" fo:padding-bottom="0.5mm" fo:padding-left="0.5mm" fo:padding-right="0.5mm"/>
    </style:style>
    <style:style style:name="gr6" style:family="graphic">
      <style:graphic-properties draw:stroke="none" svg:stroke-color="#ff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91.91mm" svg:height="127.23mm" svg:x="19.27mm" svg:y="172.12mm">
            <loext:p draw:notify-on-update-of-ranges="Foglio1.C4:Foglio1.C17 Foglio1.D4:Foglio1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5.48mm" svg:height="129.09mm" svg:x="212.84mm" svg:y="172.92mm">
            <loext:p draw:notify-on-update-of-ranges="Foglio1.F4:Foglio1.F17 Foglio1.G4:Foglio1.G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59.75mm" svg:y1="271.99mm" svg:x2="60.02mm" svg:y2="195.23mm">
            <text:p/>
          </draw:line>
          <draw:line draw:z-index="3" draw:style-name="gr3" draw:text-style-name="P2" svg:x1="84.26mm" svg:y1="272.25mm" svg:x2="84.53mm" svg:y2="195.49mm">
            <text:p/>
          </draw:line>
          <draw:line draw:z-index="4" draw:style-name="gr4" draw:text-style-name="P2" svg:x1="107.67mm" svg:y1="272.25mm" svg:x2="107.94mm" svg:y2="195.49mm">
            <text:p/>
          </draw:line>
          <draw:line draw:z-index="5" draw:style-name="gr5" draw:text-style-name="P2" svg:x1="192.19mm" svg:y1="271.98mm" svg:x2="192.46mm" svg:y2="195.22mm">
            <text:p/>
          </draw:line>
          <draw:line draw:z-index="6" draw:style-name="gr3" draw:text-style-name="P2" svg:x1="278.93mm" svg:y1="272.79mm" svg:x2="279.2mm" svg:y2="196.03mm">
            <text:p/>
          </draw:line>
          <draw:line draw:z-index="7" draw:style-name="gr2" draw:text-style-name="P2" svg:x1="254.42mm" svg:y1="273.31mm" svg:x2="254.69mm" svg:y2="196.55mm">
            <text:p/>
          </draw:line>
          <draw:line draw:z-index="8" draw:style-name="gr4" draw:text-style-name="P2" svg:x1="303.16mm" svg:y1="272.78mm" svg:x2="303.43mm" svg:y2="196.02mm">
            <text:p/>
          </draw:line>
          <draw:line draw:z-index="9" draw:style-name="gr5" draw:text-style-name="P2" svg:x1="388.78mm" svg:y1="273.05mm" svg:x2="389.05mm" svg:y2="196.29mm">
            <text:p/>
          </draw:line>
          <draw:frame draw:z-index="10" draw:style-name="gr6" draw:text-style-name="P1" svg:width="200.35mm" svg:height="126.97mm" svg:x="7.98mm" svg:y="304.39mm">
            <loext:p draw:notify-on-update-of-ranges="Foglio1.I4:Foglio1.I17 Foglio1.J4:Foglio1.J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1" draw:style-name="gr1" draw:text-style-name="P1" svg:width="227.47mm" svg:height="128.03mm" svg:x="207.6mm" svg:y="303.59mm">
            <loext:p draw:notify-on-update-of-ranges="Foglio1.L4:Foglio1.L17 Foglio1.M4:Foglio1.M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z-index="12" draw:style-name="gr2" draw:text-style-name="P2" svg:x1="50.13mm" svg:y1="402.92mm" svg:x2="49.56mm" svg:y2="327.24mm">
            <text:p/>
          </draw:line>
          <draw:line draw:z-index="13" draw:style-name="gr3" draw:text-style-name="P2" svg:x1="282.23mm" svg:y1="403.21mm" svg:x2="282.5mm" svg:y2="326.71mm">
            <text:p/>
          </draw:line>
          <draw:line draw:z-index="14" draw:style-name="gr2" draw:text-style-name="P2" svg:x1="253.04mm" svg:y1="404.03mm" svg:x2="253.03mm" svg:y2="326.44mm">
            <text:p/>
          </draw:line>
          <draw:line draw:z-index="15" draw:style-name="gr4" draw:text-style-name="P2" svg:x1="310.58mm" svg:y1="403.5mm" svg:x2="310.58mm" svg:y2="326.71mm">
            <text:p/>
          </draw:line>
          <draw:line draw:z-index="16" draw:style-name="gr5" draw:text-style-name="P2" svg:x1="412.18mm" svg:y1="403.22mm" svg:x2="413mm" svg:y2="326.17mm">
            <text:p/>
          </draw:line>
          <draw:line draw:z-index="17" draw:style-name="gr3" draw:text-style-name="P2" svg:x1="74.92mm" svg:y1="402.91mm" svg:x2="74.35mm" svg:y2="327.23mm">
            <text:p/>
          </draw:line>
          <draw:line draw:z-index="18" draw:style-name="gr4" draw:text-style-name="P2" svg:x1="100.25mm" svg:y1="402.91mm" svg:x2="99.68mm" svg:y2="327.23mm">
            <text:p/>
          </draw:line>
          <draw:line draw:z-index="19" draw:style-name="gr5" draw:text-style-name="P2" svg:x1="188.64mm" svg:y1="402.92mm" svg:x2="188.07mm" svg:y2="327.24mm">
            <text:p/>
          </draw:line>
          <draw:frame draw:z-index="20" draw:style-name="gr1" draw:text-style-name="P1" svg:width="219.43mm" svg:height="123.52mm" svg:x="6.89mm" svg:y="439.59mm">
            <loext:p draw:notify-on-update-of-ranges="Foglio1.I22:Foglio1.I35 Foglio1.J22:Foglio1.J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1" draw:style-name="gr1" draw:text-style-name="P1" svg:width="207.33mm" svg:height="120.33mm" svg:x="226.88mm" svg:y="439.59mm">
            <loext:p draw:notify-on-update-of-ranges="Foglio1.L22:Foglio1.L35 Foglio1.M22:Foglio1.M3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z-index="22" draw:style-name="gr2" draw:text-style-name="P2" svg:x1="64.72mm" svg:y1="532.54mm" svg:x2="64.15mm" svg:y2="461.91mm">
            <text:p/>
          </draw:line>
          <draw:line draw:z-index="23" draw:style-name="gr3" draw:text-style-name="P2" svg:x1="79.59mm" svg:y1="532.81mm" svg:x2="79.02mm" svg:y2="462.18mm">
            <text:p/>
          </draw:line>
          <draw:line draw:z-index="24" draw:style-name="gr4" draw:text-style-name="P2" svg:x1="121.17mm" svg:y1="532.55mm" svg:x2="120.6mm" svg:y2="461.92mm">
            <text:p/>
          </draw:line>
          <draw:line draw:z-index="25" draw:style-name="gr5" draw:text-style-name="P2" svg:x1="204.6mm" svg:y1="532.81mm" svg:x2="204.03mm" svg:y2="462.18mm">
            <text:p/>
          </draw:line>
          <draw:line draw:z-index="26" draw:style-name="gr5" draw:text-style-name="P2" svg:x1="391.27mm" svg:y1="531.22mm" svg:x2="390.7mm" svg:y2="462.44mm">
            <text:p/>
          </draw:line>
          <draw:line draw:z-index="27" draw:style-name="gr4" draw:text-style-name="P2" svg:x1="323.55mm" svg:y1="530.95mm" svg:x2="322.98mm" svg:y2="462.17mm">
            <text:p/>
          </draw:line>
          <draw:line draw:z-index="28" draw:style-name="gr3" draw:text-style-name="P2" svg:x1="289.41mm" svg:y1="531.48mm" svg:x2="288.84mm" svg:y2="462.7mm">
            <text:p/>
          </draw:line>
          <draw:line draw:z-index="29" draw:style-name="gr2" draw:text-style-name="P2" svg:x1="266.82mm" svg:y1="531.49mm" svg:x2="266.25mm" svg:y2="462.71mm">
            <text:p/>
          </draw:line>
          <draw:frame draw:z-index="30" draw:style-name="gr1" draw:text-style-name="P1" svg:width="216.41mm" svg:height="128.82mm" svg:x="7.71mm" svg:y="566.56mm">
            <loext:p draw:notify-on-update-of-ranges="Foglio1.C22:Foglio1.C35 Foglio1.D22:Foglio1.D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1" draw:style-name="gr1" draw:text-style-name="P1" svg:width="224.4mm" svg:height="132.54mm" svg:x="225.78mm" svg:y="566.82mm">
            <loext:p draw:notify-on-update-of-ranges="Foglio1.F22:Foglio1.F35 Foglio1.G22:Foglio1.G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z-index="32" draw:style-name="gr2" draw:text-style-name="P2" svg:x1="51.8mm" svg:y1="666.68mm" svg:x2="51.21mm" svg:y2="589.67mm">
            <text:p/>
          </draw:line>
          <draw:line draw:z-index="33" draw:style-name="gr3" draw:text-style-name="P2" svg:x1="79.34mm" svg:y1="666.69mm" svg:x2="78.75mm" svg:y2="589.68mm">
            <text:p/>
          </draw:line>
          <draw:line draw:z-index="34" draw:style-name="gr4" draw:text-style-name="P2" svg:x1="120.09mm" svg:y1="666.96mm" svg:x2="119.5mm" svg:y2="589.95mm">
            <text:p/>
          </draw:line>
          <draw:line draw:z-index="35" draw:style-name="gr5" draw:text-style-name="P2" svg:x1="202.42mm" svg:y1="666.96mm" svg:x2="201.83mm" svg:y2="589.95mm">
            <text:p/>
          </draw:line>
          <draw:line draw:z-index="36" draw:style-name="gr5" draw:text-style-name="P2" svg:x1="406.17mm" svg:y1="670.68mm" svg:x2="405.57mm" svg:y2="590.47mm">
            <text:p/>
          </draw:line>
          <draw:line draw:z-index="37" draw:style-name="gr4" draw:text-style-name="P2" svg:x1="331mm" svg:y1="670.69mm" svg:x2="330.4mm" svg:y2="590.48mm">
            <text:p/>
          </draw:line>
          <draw:line draw:z-index="38" draw:style-name="gr3" draw:text-style-name="P2" svg:x1="293.28mm" svg:y1="670.42mm" svg:x2="292.68mm" svg:y2="590.21mm">
            <text:p/>
          </draw:line>
          <draw:line draw:z-index="39" draw:style-name="gr2" draw:text-style-name="P2" svg:x1="268.23mm" svg:y1="670.69mm" svg:x2="267.63mm" svg:y2="590.48mm">
            <text:p/>
          </draw:lin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1 get</text:p>
          </table:table-cell>
          <table:table-cell table:number-columns-repeated="2"/>
          <table:table-cell office:value-type="string" calcext:value-type="string">
            <text:p>k1 set</text:p>
          </table:table-cell>
          <table:table-cell table:number-columns-repeated="2"/>
          <table:table-cell office:value-type="string" calcext:value-type="string">
            <text:p>k3 get</text:p>
          </table:table-cell>
          <table:table-cell table:number-columns-repeated="2"/>
          <table:table-cell office:value-type="string" calcext:value-type="string">
            <text:p>k3 s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4.14375" calcext:value-type="float">
            <text:p>4.14375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454166666666666" calcext:value-type="float">
            <text:p>0.045416666666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370833333333333" calcext:value-type="float">
            <text:p>0.03708333333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– 1.27</text:p>
          </table:table-cell>
          <table:table-cell office:value-type="float" office:value="20.85625" calcext:value-type="float">
            <text:p>20.85625</text:p>
          </table:table-cell>
          <table:table-cell/>
          <table:table-cell office:value-type="string" calcext:value-type="string">
            <text:p>1 – 1.51</text:p>
          </table:table-cell>
          <table:table-cell office:value-type="float" office:value="24.9545833333333" calcext:value-type="float">
            <text:p>24.9545833333333</text:p>
          </table:table-cell>
          <table:table-cell/>
          <table:table-cell office:value-type="string" calcext:value-type="string">
            <text:p>1 – 1.74</text:p>
          </table:table-cell>
          <table:table-cell office:value-type="float" office:value="24.9629166666667" calcext:value-type="float">
            <text:p>24.9629166666667</text:p>
          </table:table-cell>
          <table:table-cell/>
          <table:table-cell office:value-type="string" calcext:value-type="string">
            <text:p>1 – 1.63</text:p>
          </table:table-cell>
          <table:table-cell office:value-type="float" office:value="24.95875" calcext:value-type="float">
            <text:p>24.95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7 – 2</text:p>
          </table:table-cell>
          <table:table-cell office:value-type="float" office:value="18.0066666666666" calcext:value-type="float">
            <text:p>18.0066666666666</text:p>
          </table:table-cell>
          <table:table-cell/>
          <table:table-cell office:value-type="string" calcext:value-type="string">
            <text:p>1.51 – 2</text:p>
          </table:table-cell>
          <table:table-cell office:value-type="float" office:value="23.8579166666667" calcext:value-type="float">
            <text:p>23.8579166666667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19.89875" calcext:value-type="float">
            <text:p>19.89875</text:p>
          </table:table-cell>
          <table:table-cell/>
          <table:table-cell office:value-type="string" calcext:value-type="string">
            <text:p>1.63 – 2</text:p>
          </table:table-cell>
          <table:table-cell office:value-type="float" office:value="21.4795833333334" calcext:value-type="float">
            <text:p>21.47958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– 2.69</text:p>
          </table:table-cell>
          <table:table-cell office:value-type="float" office:value="6.99333333333341" calcext:value-type="float">
            <text:p>6.99333333333341</text:p>
          </table:table-cell>
          <table:table-cell/>
          <table:table-cell office:value-type="string" calcext:value-type="string">
            <text:p>2 – 2.08</text:p>
          </table:table-cell>
          <table:table-cell office:value-type="float" office:value="1.14208333333329" calcext:value-type="float">
            <text:p>1.14208333333329</text:p>
          </table:table-cell>
          <table:table-cell/>
          <table:table-cell office:value-type="string" calcext:value-type="string">
            <text:p>2 – 2.24</text:p>
          </table:table-cell>
          <table:table-cell office:value-type="float" office:value="5.10125000000001" calcext:value-type="float">
            <text:p>5.10125000000001</text:p>
          </table:table-cell>
          <table:table-cell/>
          <table:table-cell office:value-type="string" calcext:value-type="string">
            <text:p>2 – 2.23</text:p>
          </table:table-cell>
          <table:table-cell office:value-type="float" office:value="3.5204166666666" calcext:value-type="float">
            <text:p>3.52041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69 – 3</text:p>
          </table:table-cell>
          <table:table-cell office:value-type="float" office:value="9.30541666666671" calcext:value-type="float">
            <text:p>9.30541666666671</text:p>
          </table:table-cell>
          <table:table-cell/>
          <table:table-cell office:value-type="string" calcext:value-type="string">
            <text:p>2.08 – 3</text:p>
          </table:table-cell>
          <table:table-cell office:value-type="float" office:value="21.9820833333334" calcext:value-type="float">
            <text:p>21.9820833333334</text:p>
          </table:table-cell>
          <table:table-cell/>
          <table:table-cell office:value-type="string" calcext:value-type="string">
            <text:p>2.24 – 3</text:p>
          </table:table-cell>
          <table:table-cell office:value-type="float" office:value="19.845" calcext:value-type="float">
            <text:p>19.845</text:p>
          </table:table-cell>
          <table:table-cell/>
          <table:table-cell office:value-type="string" calcext:value-type="string">
            <text:p>2.23 – 3</text:p>
          </table:table-cell>
          <table:table-cell office:value-type="float" office:value="18.7891666666666" calcext:value-type="float">
            <text:p>18.78916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– 3.83</text:p>
          </table:table-cell>
          <table:table-cell office:value-type="float" office:value="15.6945833333333" calcext:value-type="float">
            <text:p>15.6945833333333</text:p>
          </table:table-cell>
          <table:table-cell/>
          <table:table-cell office:value-type="string" calcext:value-type="string">
            <text:p>3 – 3.39</text:p>
          </table:table-cell>
          <table:table-cell office:value-type="float" office:value="3.01791666666661" calcext:value-type="float">
            <text:p>3.01791666666661</text:p>
          </table:table-cell>
          <table:table-cell/>
          <table:table-cell office:value-type="string" calcext:value-type="string">
            <text:p>3 – 3.79</text:p>
          </table:table-cell>
          <table:table-cell office:value-type="float" office:value="5.155" calcext:value-type="float">
            <text:p>5.155</text:p>
          </table:table-cell>
          <table:table-cell/>
          <table:table-cell office:value-type="string" calcext:value-type="string">
            <text:p>3 – 3.68</text:p>
          </table:table-cell>
          <table:table-cell office:value-type="float" office:value="6.21083333333339" calcext:value-type="float">
            <text:p>6.210833333333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82625000000001" calcext:value-type="float">
            <text:p>4.82625000000001</text:p>
          </table:table-cell>
          <table:table-cell/>
          <table:table-cell office:value-type="string" calcext:value-type="string">
            <text:p>3.39 – 4</text:p>
          </table:table-cell>
          <table:table-cell office:value-type="float" office:value="6.57874999999999" calcext:value-type="float">
            <text:p>6.57874999999999</text:p>
          </table:table-cell>
          <table:table-cell/>
          <table:table-cell office:value-type="string" calcext:value-type="string">
            <text:p>3.79 – 4</text:p>
          </table:table-cell>
          <table:table-cell office:value-type="float" office:value="2.09666666666671" calcext:value-type="float">
            <text:p>2.09666666666671</text:p>
          </table:table-cell>
          <table:table-cell/>
          <table:table-cell office:value-type="string" calcext:value-type="string">
            <text:p>3.68 – 4</text:p>
          </table:table-cell>
          <table:table-cell office:value-type="float" office:value="2.92125" calcext:value-type="float">
            <text:p>2.92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7.00249999999999" calcext:value-type="float">
            <text:p>7.00249999999999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88958333333341" calcext:value-type="float">
            <text:p>5.88958333333341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7.55166666666658" calcext:value-type="float">
            <text:p>7.55166666666658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7.65708333333341" calcext:value-type="float">
            <text:p>7.657083333333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10.21375" calcext:value-type="float">
            <text:p>10.21375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4541666666666" calcext:value-type="float">
            <text:p>4.4541666666666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5.99375000000012" calcext:value-type="float">
            <text:p>5.99375000000012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5.2216666666666" calcext:value-type="float">
            <text:p>5.22166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3.3820833333334" calcext:value-type="float">
            <text:p>3.3820833333334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5379166666667" calcext:value-type="float">
            <text:p>3.5379166666667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93208333333329" calcext:value-type="float">
            <text:p>3.9320833333332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70875" calcext:value-type="float">
            <text:p>3.70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2.72749999999988" calcext:value-type="float">
            <text:p>2.72749999999988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1433333333333" calcext:value-type="float">
            <text:p>2.143333333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3995833333333" calcext:value-type="float">
            <text:p>2.399583333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49874999999999" calcext:value-type="float">
            <text:p>2.498749999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7166666666668" calcext:value-type="float">
            <text:p>0.7166666666668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896249999999998" calcext:value-type="float">
            <text:p>0.896249999999998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16375" calcext:value-type="float">
            <text:p>1.16375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26291666666671" calcext:value-type="float">
            <text:p>1.262916666666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– 46.6</text:p>
          </table:table-cell>
          <table:table-cell office:value-type="float" office:value="2.13374999999991" calcext:value-type="float">
            <text:p>2.13374999999991</text:p>
          </table:table-cell>
          <table:table-cell/>
          <table:table-cell office:value-type="string" calcext:value-type="string">
            <text:p>9 – 11.18</text:p>
          </table:table-cell>
          <table:table-cell office:value-type="float" office:value="0.500000000000002" calcext:value-type="float">
            <text:p>0.500000000000002</text:p>
          </table:table-cell>
          <table:table-cell/>
          <table:table-cell office:value-type="string" calcext:value-type="string">
            <text:p>9 – 12.22</text:p>
          </table:table-cell>
          <table:table-cell office:value-type="float" office:value="0.86249999999999" calcext:value-type="float">
            <text:p>0.86249999999999</text:p>
          </table:table-cell>
          <table:table-cell/>
          <table:table-cell office:value-type="string" calcext:value-type="string">
            <text:p>9 – 12.23</text:p>
          </table:table-cell>
          <table:table-cell office:value-type="float" office:value="0.729583333333283" calcext:value-type="float">
            <text:p>0.7295833333332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46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1.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2.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2.23</text:p>
          </table:table-cell>
          <table:table-cell office:value-type="float" office:value="1.00000000000001" calcext:value-type="float">
            <text:p>1.0000000000000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6 get</text:p>
          </table:table-cell>
          <table:table-cell table:number-columns-repeated="2"/>
          <table:table-cell office:value-type="string" calcext:value-type="string">
            <text:p>k6 set</text:p>
          </table:table-cell>
          <table:table-cell table:number-columns-repeated="2"/>
          <table:table-cell office:value-type="string" calcext:value-type="string">
            <text:p>k9 get</text:p>
          </table:table-cell>
          <table:table-cell table:number-columns-repeated="2"/>
          <table:table-cell office:value-type="string" calcext:value-type="string">
            <text:p>k9 s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0.0645833333333333" calcext:value-type="float">
            <text:p>0.06458333333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570833333333333" calcext:value-type="float">
            <text:p>0.05708333333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358333333333333" calcext:value-type="float">
            <text:p>0.0358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– 1.99</text:p>
          </table:table-cell>
          <table:table-cell office:value-type="float" office:value="24.9354166666667" calcext:value-type="float">
            <text:p>24.9354166666667</text:p>
          </table:table-cell>
          <table:table-cell/>
          <table:table-cell office:value-type="string" calcext:value-type="string">
            <text:p>1 – 1.70</text:p>
          </table:table-cell>
          <table:table-cell office:value-type="float" office:value="24.9429166666667" calcext:value-type="float">
            <text:p>24.9429166666667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16.5995833333333" calcext:value-type="float">
            <text:p>16.5995833333333</text:p>
          </table:table-cell>
          <table:table-cell/>
          <table:table-cell office:value-type="string" calcext:value-type="string">
            <text:p>1 – 1.74</text:p>
          </table:table-cell>
          <table:table-cell office:value-type="float" office:value="24.9641666666667" calcext:value-type="float">
            <text:p>24.9641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99 – 2</text:p>
          </table:table-cell>
          <table:table-cell office:value-type="float" office:value="6.2266666666666" calcext:value-type="float">
            <text:p>6.2266666666666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17.1733333333333" calcext:value-type="float">
            <text:p>17.1733333333333</text:p>
          </table:table-cell>
          <table:table-cell/>
          <table:table-cell office:value-type="string" calcext:value-type="string">
            <text:p>2 – 2.16</text:p>
          </table:table-cell>
          <table:table-cell office:value-type="float" office:value="8.3604166666667" calcext:value-type="float">
            <text:p>8.3604166666667</text:p>
          </table:table-cell>
          <table:table-cell/>
          <table:table-cell office:value-type="string" calcext:value-type="string">
            <text:p>1.74 – 2</text:p>
          </table:table-cell>
          <table:table-cell office:value-type="float" office:value="12.8266666666667" calcext:value-type="float">
            <text:p>12.82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– 2.54</text:p>
          </table:table-cell>
          <table:table-cell office:value-type="float" office:value="18.7733333333334" calcext:value-type="float">
            <text:p>18.7733333333334</text:p>
          </table:table-cell>
          <table:table-cell/>
          <table:table-cell office:value-type="string" calcext:value-type="string">
            <text:p>2 – 2.33</text:p>
          </table:table-cell>
          <table:table-cell office:value-type="float" office:value="7.8266666666667" calcext:value-type="float">
            <text:p>7.8266666666667</text:p>
          </table:table-cell>
          <table:table-cell/>
          <table:table-cell office:value-type="string" calcext:value-type="string">
            <text:p>2.16 – 2.7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 – 2.36</text:p>
          </table:table-cell>
          <table:table-cell office:value-type="float" office:value="12.1733333333333" calcext:value-type="float">
            <text:p>12.17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54 – 3</text:p>
          </table:table-cell>
          <table:table-cell office:value-type="float" office:value="12.3308333333333" calcext:value-type="float">
            <text:p>12.3308333333333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14.8804166666667" calcext:value-type="float">
            <text:p>14.8804166666667</text:p>
          </table:table-cell>
          <table:table-cell/>
          <table:table-cell office:value-type="string" calcext:value-type="string">
            <text:p>2.71 – 3</text:p>
          </table:table-cell>
          <table:table-cell office:value-type="float" office:value="7.885" calcext:value-type="float">
            <text:p>7.885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14.4575" calcext:value-type="float">
            <text:p>14.45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8.33250000000011" calcext:value-type="float">
            <text:p>8.33250000000011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8.06375" calcext:value-type="float">
            <text:p>8.06375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11.2329166666666" calcext:value-type="float">
            <text:p>11.2329166666666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8.1004166666666" calcext:value-type="float">
            <text:p>8.10041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– 4.74</text:p>
          </table:table-cell>
          <table:table-cell office:value-type="float" office:value="4.33666666666659" calcext:value-type="float">
            <text:p>4.33666666666659</text:p>
          </table:table-cell>
          <table:table-cell/>
          <table:table-cell office:value-type="string" calcext:value-type="string">
            <text:p>4 – 4.33</text:p>
          </table:table-cell>
          <table:table-cell office:value-type="float" office:value="2.05583333333331" calcext:value-type="float">
            <text:p>2.05583333333331</text:p>
          </table:table-cell>
          <table:table-cell/>
          <table:table-cell office:value-type="string" calcext:value-type="string">
            <text:p>4 – 4.9</text:p>
          </table:table-cell>
          <table:table-cell office:value-type="float" office:value="5.8820833333334" calcext:value-type="float">
            <text:p>5.8820833333334</text:p>
          </table:table-cell>
          <table:table-cell/>
          <table:table-cell office:value-type="string" calcext:value-type="string">
            <text:p>4 – 4.36</text:p>
          </table:table-cell>
          <table:table-cell office:value-type="float" office:value="2.4420833333334" calcext:value-type="float">
            <text:p>2.44208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2.8733333333333" calcext:value-type="float">
            <text:p>2.8733333333333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6.47124999999999" calcext:value-type="float">
            <text:p>6.47124999999999</text:p>
          </table:table-cell>
          <table:table-cell/>
          <table:table-cell office:value-type="string" calcext:value-type="string">
            <text:p>4.9 – 5</text:p>
          </table:table-cell>
          <table:table-cell office:value-type="float" office:value="0.71541666666661" calcext:value-type="float">
            <text:p>0.71541666666661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84666666666672" calcext:value-type="float">
            <text:p>5.846666666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8.13833333333341" calcext:value-type="float">
            <text:p>8.13833333333341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6.29458333333331" calcext:value-type="float">
            <text:p>6.29458333333331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8.79291666666669" calcext:value-type="float">
            <text:p>8.79291666666669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6.92208333333328" calcext:value-type="float">
            <text:p>6.92208333333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5.54999999999999" calcext:value-type="float">
            <text:p>5.5499999999999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4.53125000000001" calcext:value-type="float">
            <text:p>4.53125000000001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6.36541666666671" calcext:value-type="float">
            <text:p>6.36541666666671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4.8833333333334" calcext:value-type="float">
            <text:p>4.88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3.6883333333333" calcext:value-type="float">
            <text:p>3.688333333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3.3833333333333" calcext:value-type="float">
            <text:p>3.383333333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4.10749999999999" calcext:value-type="float">
            <text:p>4.10749999999999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3.36708333333331" calcext:value-type="float">
            <text:p>3.36708333333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1.99833333333329" calcext:value-type="float">
            <text:p>1.99833333333329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86833333333338" calcext:value-type="float">
            <text:p>1.86833333333338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2.15833333333332" calcext:value-type="float">
            <text:p>2.15833333333332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7566666666667" calcext:value-type="float">
            <text:p>1.75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– 13.95</text:p>
          </table:table-cell>
          <table:table-cell office:value-type="float" office:value="1.7516666666667" calcext:value-type="float">
            <text:p>1.7516666666667</text:p>
          </table:table-cell>
          <table:table-cell/>
          <table:table-cell office:value-type="string" calcext:value-type="string">
            <text:p>9 – 14.38</text:p>
          </table:table-cell>
          <table:table-cell office:value-type="float" office:value="1.45125" calcext:value-type="float">
            <text:p>1.45125</text:p>
          </table:table-cell>
          <table:table-cell/>
          <table:table-cell office:value-type="string" calcext:value-type="string">
            <text:p>9 – 13.62</text:p>
          </table:table-cell>
          <table:table-cell office:value-type="float" office:value="1.86041666666668" calcext:value-type="float">
            <text:p>1.86041666666668</text:p>
          </table:table-cell>
          <table:table-cell/>
          <table:table-cell office:value-type="string" calcext:value-type="string">
            <text:p>9 – 12.81</text:p>
          </table:table-cell>
          <table:table-cell office:value-type="float" office:value="1.2241666666666" calcext:value-type="float">
            <text:p>1.2241666666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13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4.38</text:p>
          </table:table-cell>
          <table:table-cell office:value-type="float" office:value="1.00000000000001" calcext:value-type="float">
            <text:p>1.00000000000001</text:p>
          </table:table-cell>
          <table:table-cell/>
          <table:table-cell office:value-type="string" calcext:value-type="string">
            <text:p>&gt; 13.62</text:p>
          </table:table-cell>
          <table:table-cell office:value-type="float" office:value="1.00000000000001" calcext:value-type="float">
            <text:p>1.00000000000001</text:p>
          </table:table-cell>
          <table:table-cell/>
          <table:table-cell office:value-type="string" calcext:value-type="string">
            <text:p>&gt; 12.81</text:p>
          </table:table-cell>
          <table:table-cell office:value-type="float" office:value="0.999999999999993" calcext:value-type="float">
            <text:p>0.999999999999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09:46:22.98374962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8:30:16.808972289</meta:creation-date>
    <dc:date>2017-12-08T10:07:33.904916864</dc:date>
    <meta:editing-duration>PT22M49S</meta:editing-duration>
    <meta:editing-cycles>3</meta:editing-cycles>
    <meta:generator>LibreOffice/5.3.1.2$Linux_X86_64 LibreOffice_project/30m0$Build-2</meta:generator>
    <meta:document-statistic meta:table-count="1" meta:cell-count="232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92cm" svg:height="12.724cm" xlink:href=".." xlink:type="simple" chart:class="chart:bar" chart:style-name="ch1">
        <chart:title svg:x="6.364cm" svg:y="0.389cm" chart:style-name="ch2">
          <text:p>Get Response Time Distribution</text:p>
        </chart:title>
        <chart:subtitle svg:x="8.097cm" svg:y="1.397cm" chart:style-name="ch3">
          <text:p>Key Size KS = 1</text:p>
        </chart:subtitle>
        <chart:plot-area chart:style-name="ch4" table:cell-range-address="Foglio1.C4:Foglio1.D17" chart:data-source-has-labels="column" svg:x="1.342cm" svg:y="2.306cm" svg:width="17.467cm" svg:height="9.235cm">
          <chartooo:coordinate-region svg:x="1.963cm" svg:y="2.306cm" svg:width="16.846cm" svg:height="7.689cm"/>
          <chart:axis chart:dimension="x" chart:name="primary-x" chart:style-name="ch5" chartooo:axis-type="auto">
            <chartooo:date-scale/>
            <chart:title svg:x="7.941cm" svg:y="11.795cm" chart:style-name="ch6">
              <text:p>Response Time Buckets [ms]</text:p>
            </chart:title>
            <chart:categories table:cell-range-address="Foglio1.C4:Foglio1.C17"/>
          </chart:axis>
          <chart:axis chart:dimension="y" chart:name="primary-y" chart:style-name="ch7">
            <chart:title svg:x="0.451cm" svg:y="7.814cm" chart:style-name="ch8">
              <text:p>Percentage</text:p>
            </chart:title>
            <chart:grid chart:style-name="ch9" chart:class="major"/>
          </chart:axis>
          <chart:series chart:style-name="ch10" chart:values-cell-range-address="Foglio1.D4:Foglio1.D1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C4:Foglio1.C17</svg:desc>
                </draw:g>
              </table:table-cell>
              <table:table-cell office:value-type="float" office:value="4.14375">
                <text:p>4.14375</text:p>
                <draw:g>
                  <svg:desc>Foglio1.D4:Foglio1.D17</svg:desc>
                </draw:g>
              </table:table-cell>
            </table:table-row>
            <table:table-row>
              <table:table-cell office:value-type="string">
                <text:p>1 – 1.27</text:p>
              </table:table-cell>
              <table:table-cell office:value-type="float" office:value="20.85625">
                <text:p>20.85625</text:p>
              </table:table-cell>
            </table:table-row>
            <table:table-row>
              <table:table-cell office:value-type="string">
                <text:p>1.27 – 2</text:p>
              </table:table-cell>
              <table:table-cell office:value-type="float" office:value="18.0066666666666">
                <text:p>18.0066666666666</text:p>
              </table:table-cell>
            </table:table-row>
            <table:table-row>
              <table:table-cell office:value-type="string">
                <text:p>2 – 2.69</text:p>
              </table:table-cell>
              <table:table-cell office:value-type="float" office:value="6.99333333333341">
                <text:p>6.99333333333341</text:p>
              </table:table-cell>
            </table:table-row>
            <table:table-row>
              <table:table-cell office:value-type="string">
                <text:p>2.69 – 3</text:p>
              </table:table-cell>
              <table:table-cell office:value-type="float" office:value="9.30541666666671">
                <text:p>9.30541666666671</text:p>
              </table:table-cell>
            </table:table-row>
            <table:table-row>
              <table:table-cell office:value-type="string">
                <text:p>3 – 3.83</text:p>
              </table:table-cell>
              <table:table-cell office:value-type="float" office:value="15.6945833333333">
                <text:p>15.6945833333333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4.82625000000001">
                <text:p>4.8262500000000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7.00249999999999">
                <text:p>7.0024999999999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10.21375">
                <text:p>10.21375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3820833333334">
                <text:p>3.3820833333334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72749999999988">
                <text:p>2.72749999999988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7166666666668">
                <text:p>0.7166666666668</text:p>
              </table:table-cell>
            </table:table-row>
            <table:table-row>
              <table:table-cell office:value-type="string">
                <text:p>9 – 46.6</text:p>
              </table:table-cell>
              <table:table-cell office:value-type="float" office:value="2.13374999999991">
                <text:p>2.13374999999991</text:p>
              </table:table-cell>
            </table:table-row>
            <table:table-row>
              <table:table-cell office:value-type="string">
                <text:p>&gt; 46.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49cm" svg:height="12.91cm" xlink:href=".." xlink:type="simple" chart:class="chart:bar" chart:style-name="ch1">
        <chart:title svg:x="6.569cm" svg:y="0.393cm" chart:style-name="ch2">
          <text:p>Set Response Time Distribution</text:p>
        </chart:title>
        <chart:subtitle svg:x="8.275cm" svg:y="1.405cm" chart:style-name="ch3">
          <text:p>Key Size KS = 1</text:p>
        </chart:subtitle>
        <chart:plot-area chart:style-name="ch4" table:cell-range-address="Foglio1.F4:Foglio1.G17" chart:data-source-has-labels="column" svg:x="1.349cm" svg:y="2.318cm" svg:width="17.81cm" svg:height="9.405cm">
          <chartooo:coordinate-region svg:x="1.97cm" svg:y="2.318cm" svg:width="17.189cm" svg:height="7.728cm"/>
          <chart:axis chart:dimension="x" chart:name="primary-x" chart:style-name="ch5" chartooo:axis-type="auto">
            <chartooo:date-scale/>
            <chart:title svg:x="8.12cm" svg:y="11.981cm" chart:style-name="ch6">
              <text:p>Response Time Buckets [ms]</text:p>
            </chart:title>
            <chart:categories table:cell-range-address="Foglio1.F4:Foglio1.F17"/>
          </chart:axis>
          <chart:axis chart:dimension="y" chart:name="primary-y" chart:style-name="ch7">
            <chart:title svg:x="0.451cm" svg:y="7.911cm" chart:style-name="ch8">
              <text:p>Percentage</text:p>
            </chart:title>
            <chart:grid chart:style-name="ch9" chart:class="major"/>
          </chart:axis>
          <chart:series chart:style-name="ch10" chart:values-cell-range-address="Foglio1.G4:Foglio1.G1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F4:Foglio1.F17</svg:desc>
                </draw:g>
              </table:table-cell>
              <table:table-cell office:value-type="float" office:value="0.0454166666666666">
                <text:p>0.0454166666666666</text:p>
                <draw:g>
                  <svg:desc>Foglio1.G4:Foglio1.G17</svg:desc>
                </draw:g>
              </table:table-cell>
            </table:table-row>
            <table:table-row>
              <table:table-cell office:value-type="string">
                <text:p>1 – 1.51</text:p>
              </table:table-cell>
              <table:table-cell office:value-type="float" office:value="24.9545833333333">
                <text:p>24.9545833333333</text:p>
              </table:table-cell>
            </table:table-row>
            <table:table-row>
              <table:table-cell office:value-type="string">
                <text:p>1.51 – 2</text:p>
              </table:table-cell>
              <table:table-cell office:value-type="float" office:value="23.8579166666667">
                <text:p>23.8579166666667</text:p>
              </table:table-cell>
            </table:table-row>
            <table:table-row>
              <table:table-cell office:value-type="string">
                <text:p>2 – 2.08</text:p>
              </table:table-cell>
              <table:table-cell office:value-type="float" office:value="1.14208333333329">
                <text:p>1.14208333333329</text:p>
              </table:table-cell>
            </table:table-row>
            <table:table-row>
              <table:table-cell office:value-type="string">
                <text:p>2.08 – 3</text:p>
              </table:table-cell>
              <table:table-cell office:value-type="float" office:value="21.9820833333334">
                <text:p>21.9820833333334</text:p>
              </table:table-cell>
            </table:table-row>
            <table:table-row>
              <table:table-cell office:value-type="string">
                <text:p>3 – 3.39</text:p>
              </table:table-cell>
              <table:table-cell office:value-type="float" office:value="3.01791666666661">
                <text:p>3.01791666666661</text:p>
              </table:table-cell>
            </table:table-row>
            <table:table-row>
              <table:table-cell office:value-type="string">
                <text:p>3.39 – 4</text:p>
              </table:table-cell>
              <table:table-cell office:value-type="float" office:value="6.57874999999999">
                <text:p>6.57874999999999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5.88958333333341">
                <text:p>5.8895833333334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4.4541666666666">
                <text:p>4.4541666666666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5379166666667">
                <text:p>3.5379166666667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1433333333333">
                <text:p>2.1433333333333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896249999999998">
                <text:p>0.896249999999998</text:p>
              </table:table-cell>
            </table:table-row>
            <table:table-row>
              <table:table-cell office:value-type="string">
                <text:p>9 – 11.18</text:p>
              </table:table-cell>
              <table:table-cell office:value-type="float" office:value="0.500000000000002">
                <text:p>0.500000000000002</text:p>
              </table:table-cell>
            </table:table-row>
            <table:table-row>
              <table:table-cell office:value-type="string">
                <text:p>&gt; 11.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36cm" svg:height="12.698cm" xlink:href=".." xlink:type="simple" chart:class="chart:bar" chart:style-name="ch1">
        <chart:title svg:x="6.786cm" svg:y="0.388cm" chart:style-name="ch2">
          <text:p>Get Response Time Distribution</text:p>
        </chart:title>
        <chart:subtitle svg:x="8.519cm" svg:y="1.395cm" chart:style-name="ch3">
          <text:p>Key Size KS = 3</text:p>
        </chart:subtitle>
        <chart:plot-area chart:style-name="ch4" table:cell-range-address="Foglio1.I4:Foglio1.J17" chart:data-source-has-labels="column" svg:x="1.359cm" svg:y="2.303cm" svg:width="18.277cm" svg:height="9.213cm">
          <chartooo:coordinate-region svg:x="1.98cm" svg:y="2.303cm" svg:width="17.656cm" svg:height="7.536cm"/>
          <chart:axis chart:dimension="x" chart:name="primary-x" chart:style-name="ch5" chartooo:axis-type="auto">
            <chartooo:date-scale/>
            <chart:title svg:x="8.363cm" svg:y="11.769cm" chart:style-name="ch6">
              <text:p>Response Time Buckets [ms]</text:p>
            </chart:title>
            <chart:categories table:cell-range-address="Foglio1.I4:Foglio1.I17"/>
          </chart:axis>
          <chart:axis chart:dimension="y" chart:name="primary-y" chart:style-name="ch7">
            <chart:title svg:x="0.451cm" svg:y="7.8cm" chart:style-name="ch8">
              <text:p>Percentage</text:p>
            </chart:title>
            <chart:grid chart:style-name="ch9" chart:class="major"/>
          </chart:axis>
          <chart:series chart:style-name="ch10" chart:values-cell-range-address="Foglio1.J4:Foglio1.J1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I4:Foglio1.I17</svg:desc>
                </draw:g>
              </table:table-cell>
              <table:table-cell office:value-type="float" office:value="0.0370833333333333">
                <text:p>0.0370833333333333</text:p>
                <draw:g>
                  <svg:desc>Foglio1.J4:Foglio1.J17</svg:desc>
                </draw:g>
              </table:table-cell>
            </table:table-row>
            <table:table-row>
              <table:table-cell office:value-type="string">
                <text:p>1 – 1.74</text:p>
              </table:table-cell>
              <table:table-cell office:value-type="float" office:value="24.9629166666667">
                <text:p>24.9629166666667</text:p>
              </table:table-cell>
            </table:table-row>
            <table:table-row>
              <table:table-cell office:value-type="string">
                <text:p>1 – 2</text:p>
              </table:table-cell>
              <table:table-cell office:value-type="float" office:value="19.89875">
                <text:p>19.89875</text:p>
              </table:table-cell>
            </table:table-row>
            <table:table-row>
              <table:table-cell office:value-type="string">
                <text:p>2 – 2.24</text:p>
              </table:table-cell>
              <table:table-cell office:value-type="float" office:value="5.10125000000001">
                <text:p>5.10125000000001</text:p>
              </table:table-cell>
            </table:table-row>
            <table:table-row>
              <table:table-cell office:value-type="string">
                <text:p>2.24 – 3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3 – 3.79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3.79 – 4</text:p>
              </table:table-cell>
              <table:table-cell office:value-type="float" office:value="2.09666666666671">
                <text:p>2.0966666666667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7.55166666666658">
                <text:p>7.55166666666658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5.99375000000012">
                <text:p>5.99375000000012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93208333333329">
                <text:p>3.9320833333332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3995833333333">
                <text:p>2.3995833333333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16375">
                <text:p>1.16375</text:p>
              </table:table-cell>
            </table:table-row>
            <table:table-row>
              <table:table-cell office:value-type="string">
                <text:p>9 – 12.22</text:p>
              </table:table-cell>
              <table:table-cell office:value-type="float" office:value="0.86249999999999">
                <text:p>0.86249999999999</text:p>
              </table:table-cell>
            </table:table-row>
            <table:table-row>
              <table:table-cell office:value-type="string">
                <text:p>&gt; 12.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48cm" svg:height="12.804cm" xlink:href=".." xlink:type="simple" chart:class="chart:bar" chart:style-name="ch1">
        <chart:title svg:x="8.169cm" svg:y="0.391cm" chart:style-name="ch2">
          <text:p>Set Response Time Distribution</text:p>
        </chart:title>
        <chart:subtitle svg:x="9.875cm" svg:y="1.401cm" chart:style-name="ch3">
          <text:p>Key Size KS = 3</text:p>
        </chart:subtitle>
        <chart:plot-area chart:style-name="ch4" table:cell-range-address="Foglio1.L4:Foglio1.M17" chart:data-source-has-labels="column" svg:x="1.413cm" svg:y="2.312cm" svg:width="20.881cm" svg:height="9.307cm">
          <chartooo:coordinate-region svg:x="2.034cm" svg:y="2.312cm" svg:width="20.26cm" svg:height="7.63cm"/>
          <chart:axis chart:dimension="x" chart:name="primary-x" chart:style-name="ch5" chartooo:axis-type="auto">
            <chartooo:date-scale/>
            <chart:title svg:x="9.719cm" svg:y="11.875cm" chart:style-name="ch6">
              <text:p>Response Time Buckets [ms]</text:p>
            </chart:title>
            <chart:categories table:cell-range-address="Foglio1.L4:Foglio1.L17"/>
          </chart:axis>
          <chart:axis chart:dimension="y" chart:name="primary-y" chart:style-name="ch7">
            <chart:title svg:x="0.451cm" svg:y="7.856cm" chart:style-name="ch8">
              <text:p>Percentage</text:p>
            </chart:title>
            <chart:grid chart:style-name="ch9" chart:class="major"/>
          </chart:axis>
          <chart:series chart:style-name="ch10" chart:values-cell-range-address="Foglio1.M4:Foglio1.M1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L4:Foglio1.L17</svg:desc>
                </draw:g>
              </table:table-cell>
              <table:table-cell office:value-type="float" office:value="0.04125">
                <text:p>0.04125</text:p>
                <draw:g>
                  <svg:desc>Foglio1.M4:Foglio1.M17</svg:desc>
                </draw:g>
              </table:table-cell>
            </table:table-row>
            <table:table-row>
              <table:table-cell office:value-type="string">
                <text:p>1 – 1.63</text:p>
              </table:table-cell>
              <table:table-cell office:value-type="float" office:value="24.95875">
                <text:p>24.95875</text:p>
              </table:table-cell>
            </table:table-row>
            <table:table-row>
              <table:table-cell office:value-type="string">
                <text:p>1.63 – 2</text:p>
              </table:table-cell>
              <table:table-cell office:value-type="float" office:value="21.4795833333334">
                <text:p>21.4795833333334</text:p>
              </table:table-cell>
            </table:table-row>
            <table:table-row>
              <table:table-cell office:value-type="string">
                <text:p>2 – 2.23</text:p>
              </table:table-cell>
              <table:table-cell office:value-type="float" office:value="3.5204166666666">
                <text:p>3.5204166666666</text:p>
              </table:table-cell>
            </table:table-row>
            <table:table-row>
              <table:table-cell office:value-type="string">
                <text:p>2.23 – 3</text:p>
              </table:table-cell>
              <table:table-cell office:value-type="float" office:value="18.7891666666666">
                <text:p>18.7891666666666</text:p>
              </table:table-cell>
            </table:table-row>
            <table:table-row>
              <table:table-cell office:value-type="string">
                <text:p>3 – 3.68</text:p>
              </table:table-cell>
              <table:table-cell office:value-type="float" office:value="6.21083333333339">
                <text:p>6.21083333333339</text:p>
              </table:table-cell>
            </table:table-row>
            <table:table-row>
              <table:table-cell office:value-type="string">
                <text:p>3.68 – 4</text:p>
              </table:table-cell>
              <table:table-cell office:value-type="float" office:value="2.92125">
                <text:p>2.92125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7.65708333333341">
                <text:p>7.6570833333334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5.2216666666666">
                <text:p>5.2216666666666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70875">
                <text:p>3.70875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49874999999999">
                <text:p>2.49874999999999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26291666666671">
                <text:p>1.26291666666671</text:p>
              </table:table-cell>
            </table:table-row>
            <table:table-row>
              <table:table-cell office:value-type="string">
                <text:p>9 – 12.23</text:p>
              </table:table-cell>
              <table:table-cell office:value-type="float" office:value="0.729583333333283">
                <text:p>0.729583333333283</text:p>
              </table:table-cell>
            </table:table-row>
            <table:table-row>
              <table:table-cell office:value-type="string">
                <text:p>&gt; 12.23</text:p>
              </table:table-cell>
              <table:table-cell office:value-type="float" office:value="1.00000000000001">
                <text:p>1.0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44cm" svg:height="12.353cm" xlink:href=".." xlink:type="simple" chart:class="chart:bar" chart:style-name="ch1">
        <chart:title svg:x="7.74cm" svg:y="0.382cm" chart:style-name="ch2">
          <text:p>Get Response Time Distribution</text:p>
        </chart:title>
        <chart:subtitle svg:x="9.473cm" svg:y="1.383cm" chart:style-name="ch3">
          <text:p>Key Size KS = 9</text:p>
        </chart:subtitle>
        <chart:plot-area chart:style-name="ch4" table:cell-range-address="Foglio1.I22:Foglio1.J35" chart:data-source-has-labels="column" svg:x="1.397cm" svg:y="2.285cm" svg:width="20.109cm" svg:height="8.892cm">
          <chartooo:coordinate-region svg:x="2.018cm" svg:y="2.285cm" svg:width="19.488cm" svg:height="7.01cm"/>
          <chart:axis chart:dimension="x" chart:name="primary-x" chart:style-name="ch5" chartooo:axis-type="auto">
            <chartooo:date-scale/>
            <chart:title svg:x="9.727cm" svg:y="11.424cm" chart:style-name="ch6">
              <text:p>Response Time Bucket</text:p>
            </chart:title>
            <chart:categories table:cell-range-address="Foglio1.I22:Foglio1.I35"/>
          </chart:axis>
          <chart:axis chart:dimension="y" chart:name="primary-y" chart:style-name="ch7">
            <chart:title svg:x="0.451cm" svg:y="7.622cm" chart:style-name="ch8">
              <text:p>Percentage</text:p>
            </chart:title>
            <chart:grid chart:style-name="ch9" chart:class="major"/>
          </chart:axis>
          <chart:series chart:style-name="ch10" chart:values-cell-range-address="Foglio1.J22:Foglio1.J3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I22:Foglio1.I35</svg:desc>
                </draw:g>
              </table:table-cell>
              <table:table-cell office:value-type="float" office:value="0.04">
                <text:p>0.04</text:p>
                <draw:g>
                  <svg:desc>Foglio1.J22:Foglio1.J35</svg:desc>
                </draw:g>
              </table:table-cell>
            </table:table-row>
            <table:table-row>
              <table:table-cell office:value-type="string">
                <text:p>1 – 2</text:p>
              </table:table-cell>
              <table:table-cell office:value-type="float" office:value="16.5995833333333">
                <text:p>16.5995833333333</text:p>
              </table:table-cell>
            </table:table-row>
            <table:table-row>
              <table:table-cell office:value-type="string">
                <text:p>2 – 2.16</text:p>
              </table:table-cell>
              <table:table-cell office:value-type="float" office:value="8.3604166666667">
                <text:p>8.3604166666667</text:p>
              </table:table-cell>
            </table:table-row>
            <table:table-row>
              <table:table-cell office:value-type="string">
                <text:p>2.16 – 2.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.71 – 3</text:p>
              </table:table-cell>
              <table:table-cell office:value-type="float" office:value="7.885">
                <text:p>7.885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11.2329166666666">
                <text:p>11.2329166666666</text:p>
              </table:table-cell>
            </table:table-row>
            <table:table-row>
              <table:table-cell office:value-type="string">
                <text:p>4 – 4.9</text:p>
              </table:table-cell>
              <table:table-cell office:value-type="float" office:value="5.8820833333334">
                <text:p>5.8820833333334</text:p>
              </table:table-cell>
            </table:table-row>
            <table:table-row>
              <table:table-cell office:value-type="string">
                <text:p>4.9 – 5</text:p>
              </table:table-cell>
              <table:table-cell office:value-type="float" office:value="0.71541666666661">
                <text:p>0.7154166666666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8.79291666666669">
                <text:p>8.79291666666669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6.36541666666671">
                <text:p>6.36541666666671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4.10749999999999">
                <text:p>4.10749999999999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2.15833333333332">
                <text:p>2.15833333333332</text:p>
              </table:table-cell>
            </table:table-row>
            <table:table-row>
              <table:table-cell office:value-type="string">
                <text:p>9 – 13.62</text:p>
              </table:table-cell>
              <table:table-cell office:value-type="float" office:value="1.86041666666668">
                <text:p>1.86041666666668</text:p>
              </table:table-cell>
            </table:table-row>
            <table:table-row>
              <table:table-cell office:value-type="string">
                <text:p>&gt; 13.62</text:p>
              </table:table-cell>
              <table:table-cell office:value-type="float" office:value="1.00000000000001">
                <text:p>1.0000000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4cm" svg:height="12.034cm" xlink:href=".." xlink:type="simple" chart:class="chart:bar" chart:style-name="ch1">
        <chart:title svg:x="7.162cm" svg:y="0.375cm" chart:style-name="ch2">
          <text:p>Set Response Time Distribution</text:p>
        </chart:title>
        <chart:subtitle svg:x="8.868cm" svg:y="1.369cm" chart:style-name="ch3">
          <text:p>Key Size KS = 9</text:p>
        </chart:subtitle>
        <chart:legend chart:legend-position="end" svg:x="18.339cm" svg:y="5.744cm" style:legend-expansion="high" chart:style-name="ch4"/>
        <chart:plot-area chart:style-name="ch5" table:cell-range-address="Foglio1.L22:Foglio1.M35" chart:data-source-has-labels="column" svg:x="1.373cm" svg:y="2.264cm" svg:width="16.552cm" svg:height="8.601cm">
          <chartooo:coordinate-region svg:x="1.994cm" svg:y="2.264cm" svg:width="15.931cm" svg:height="6.924cm"/>
          <chart:axis chart:dimension="x" chart:name="primary-x" chart:style-name="ch6" chartooo:axis-type="auto">
            <chartooo:date-scale/>
            <chart:title svg:x="7.515cm" svg:y="11.105cm" chart:style-name="ch7">
              <text:p>Response Time Buckets [ms]</text:p>
            </chart:title>
            <chart:categories table:cell-range-address="Foglio1.L22:Foglio1.L35"/>
          </chart:axis>
          <chart:axis chart:dimension="y" chart:name="primary-y" chart:style-name="ch8">
            <chart:title svg:x="0.451cm" svg:y="7.455cm" chart:style-name="ch9">
              <text:p>Percentage</text:p>
            </chart:title>
            <chart:grid chart:style-name="ch10" chart:class="major"/>
          </chart:axis>
          <chart:series chart:style-name="ch11" chart:values-cell-range-address="Foglio1.M22:Foglio1.M3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L22:Foglio1.L35</svg:desc>
                </draw:g>
              </table:table-cell>
              <table:table-cell office:value-type="float" office:value="0.0358333333333333">
                <text:p>0.0358333333333333</text:p>
                <draw:g>
                  <svg:desc>Foglio1.M22:Foglio1.M35</svg:desc>
                </draw:g>
              </table:table-cell>
            </table:table-row>
            <table:table-row>
              <table:table-cell office:value-type="string">
                <text:p>1 – 1.74</text:p>
              </table:table-cell>
              <table:table-cell office:value-type="float" office:value="24.9641666666667">
                <text:p>24.9641666666667</text:p>
              </table:table-cell>
            </table:table-row>
            <table:table-row>
              <table:table-cell office:value-type="string">
                <text:p>1.74 – 2</text:p>
              </table:table-cell>
              <table:table-cell office:value-type="float" office:value="12.8266666666667">
                <text:p>12.8266666666667</text:p>
              </table:table-cell>
            </table:table-row>
            <table:table-row>
              <table:table-cell office:value-type="string">
                <text:p>2 – 2.36</text:p>
              </table:table-cell>
              <table:table-cell office:value-type="float" office:value="12.1733333333333">
                <text:p>12.1733333333333</text:p>
              </table:table-cell>
            </table:table-row>
            <table:table-row>
              <table:table-cell office:value-type="string">
                <text:p>2 – 3</text:p>
              </table:table-cell>
              <table:table-cell office:value-type="float" office:value="14.4575">
                <text:p>14.4575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8.1004166666666">
                <text:p>8.1004166666666</text:p>
              </table:table-cell>
            </table:table-row>
            <table:table-row>
              <table:table-cell office:value-type="string">
                <text:p>4 – 4.36</text:p>
              </table:table-cell>
              <table:table-cell office:value-type="float" office:value="2.4420833333334">
                <text:p>2.4420833333334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5.84666666666672">
                <text:p>5.84666666666672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6.92208333333328">
                <text:p>6.92208333333328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4.8833333333334">
                <text:p>4.8833333333334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36708333333331">
                <text:p>3.3670833333333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7566666666667">
                <text:p>1.7566666666667</text:p>
              </table:table-cell>
            </table:table-row>
            <table:table-row>
              <table:table-cell office:value-type="string">
                <text:p>9 – 12.81</text:p>
              </table:table-cell>
              <table:table-cell office:value-type="float" office:value="1.2241666666666">
                <text:p>1.2241666666666</text:p>
              </table:table-cell>
            </table:table-row>
            <table:table-row>
              <table:table-cell office:value-type="string">
                <text:p>&gt; 12.81</text:p>
              </table:table-cell>
              <table:table-cell office:value-type="float" office:value="0.999999999999993">
                <text:p>0.9999999999999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42cm" svg:height="12.883cm" xlink:href=".." xlink:type="simple" chart:class="chart:bar" chart:style-name="ch1">
        <chart:title svg:x="7.589cm" svg:y="0.392cm" chart:style-name="ch2">
          <text:p>Get Response Time Distribution</text:p>
        </chart:title>
        <chart:subtitle svg:x="9.322cm" svg:y="1.403cm" chart:style-name="ch3">
          <text:p>Key Size KS = 6</text:p>
        </chart:subtitle>
        <chart:plot-area chart:style-name="ch4" table:cell-range-address="Foglio1.C22:Foglio1.D35" chart:data-source-has-labels="column" svg:x="1.391cm" svg:y="2.315cm" svg:width="19.819cm" svg:height="9.382cm">
          <chartooo:coordinate-region svg:x="2.012cm" svg:y="2.315cm" svg:width="19.198cm" svg:height="7.705cm"/>
          <chart:axis chart:dimension="x" chart:name="primary-x" chart:style-name="ch5" chartooo:axis-type="auto">
            <chartooo:date-scale/>
            <chart:title svg:x="9.166cm" svg:y="11.954cm" chart:style-name="ch6">
              <text:p>Response Time Buckets [ms]</text:p>
            </chart:title>
            <chart:categories table:cell-range-address="Foglio1.C22:Foglio1.C35"/>
          </chart:axis>
          <chart:axis chart:dimension="y" chart:name="primary-y" chart:style-name="ch7">
            <chart:title svg:x="0.451cm" svg:y="7.897cm" chart:style-name="ch8">
              <text:p>Percentage</text:p>
            </chart:title>
            <chart:grid chart:style-name="ch9" chart:class="major"/>
          </chart:axis>
          <chart:series chart:style-name="ch10" chart:values-cell-range-address="Foglio1.D22:Foglio1.D3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C22:Foglio1.C35</svg:desc>
                </draw:g>
              </table:table-cell>
              <table:table-cell office:value-type="float" office:value="0.0645833333333333">
                <text:p>0.0645833333333333</text:p>
                <draw:g>
                  <svg:desc>Foglio1.D22:Foglio1.D35</svg:desc>
                </draw:g>
              </table:table-cell>
            </table:table-row>
            <table:table-row>
              <table:table-cell office:value-type="string">
                <text:p>1 – 1.99</text:p>
              </table:table-cell>
              <table:table-cell office:value-type="float" office:value="24.9354166666667">
                <text:p>24.9354166666667</text:p>
              </table:table-cell>
            </table:table-row>
            <table:table-row>
              <table:table-cell office:value-type="string">
                <text:p>1.99 – 2</text:p>
              </table:table-cell>
              <table:table-cell office:value-type="float" office:value="6.2266666666666">
                <text:p>6.2266666666666</text:p>
              </table:table-cell>
            </table:table-row>
            <table:table-row>
              <table:table-cell office:value-type="string">
                <text:p>2 – 2.54</text:p>
              </table:table-cell>
              <table:table-cell office:value-type="float" office:value="18.7733333333334">
                <text:p>18.7733333333334</text:p>
              </table:table-cell>
            </table:table-row>
            <table:table-row>
              <table:table-cell office:value-type="string">
                <text:p>2.54 – 3</text:p>
              </table:table-cell>
              <table:table-cell office:value-type="float" office:value="12.3308333333333">
                <text:p>12.3308333333333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8.33250000000011">
                <text:p>8.33250000000011</text:p>
              </table:table-cell>
            </table:table-row>
            <table:table-row>
              <table:table-cell office:value-type="string">
                <text:p>4 – 4.74</text:p>
              </table:table-cell>
              <table:table-cell office:value-type="float" office:value="4.33666666666659">
                <text:p>4.33666666666659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2.8733333333333">
                <text:p>2.8733333333333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8.13833333333341">
                <text:p>8.13833333333341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5.54999999999999">
                <text:p>5.5499999999999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6883333333333">
                <text:p>3.6883333333333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99833333333329">
                <text:p>1.99833333333329</text:p>
              </table:table-cell>
            </table:table-row>
            <table:table-row>
              <table:table-cell office:value-type="string">
                <text:p>9 – 13.95</text:p>
              </table:table-cell>
              <table:table-cell office:value-type="float" office:value="1.7516666666667">
                <text:p>1.7516666666667</text:p>
              </table:table-cell>
            </table:table-row>
            <table:table-row>
              <table:table-cell office:value-type="string">
                <text:p>&gt; 13.9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41cm" svg:height="13.255cm" xlink:href=".." xlink:type="simple" chart:class="chart:bar" chart:style-name="ch1">
        <chart:title svg:x="8.015cm" svg:y="0.4cm" chart:style-name="ch2">
          <text:p>Set Response Time Distribution</text:p>
        </chart:title>
        <chart:subtitle svg:x="9.721cm" svg:y="1.419cm" chart:style-name="ch3">
          <text:p>Key Size KS = 6</text:p>
        </chart:subtitle>
        <chart:legend chart:legend-position="end" svg:x="20.072cm" svg:y="6.354cm" style:legend-expansion="high" chart:style-name="ch4"/>
        <chart:plot-area chart:style-name="ch5" table:cell-range-address="Foglio1.F22:Foglio1.G35" chart:data-source-has-labels="column" svg:x="1.407cm" svg:y="2.339cm" svg:width="18.217cm" svg:height="9.722cm">
          <chartooo:coordinate-region svg:x="2.028cm" svg:y="2.339cm" svg:width="17.596cm" svg:height="8.045cm"/>
          <chart:axis chart:dimension="x" chart:name="primary-x" chart:style-name="ch6" chartooo:axis-type="auto">
            <chartooo:date-scale/>
            <chart:title svg:x="8.381cm" svg:y="12.326cm" chart:style-name="ch7">
              <text:p>Response Time Buckets [ms]</text:p>
            </chart:title>
            <chart:categories table:cell-range-address="Foglio1.F22:Foglio1.F35"/>
          </chart:axis>
          <chart:axis chart:dimension="y" chart:name="primary-y" chart:style-name="ch8">
            <chart:title svg:x="0.451cm" svg:y="8.091cm" chart:style-name="ch9">
              <text:p>Percentage</text:p>
            </chart:title>
            <chart:grid chart:style-name="ch10" chart:class="major"/>
          </chart:axis>
          <chart:series chart:style-name="ch11" chart:values-cell-range-address="Foglio1.G22:Foglio1.G3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F22:Foglio1.F35</svg:desc>
                </draw:g>
              </table:table-cell>
              <table:table-cell office:value-type="float" office:value="0.0570833333333333">
                <text:p>0.0570833333333333</text:p>
                <draw:g>
                  <svg:desc>Foglio1.G22:Foglio1.G35</svg:desc>
                </draw:g>
              </table:table-cell>
            </table:table-row>
            <table:table-row>
              <table:table-cell office:value-type="string">
                <text:p>1 – 1.70</text:p>
              </table:table-cell>
              <table:table-cell office:value-type="float" office:value="24.9429166666667">
                <text:p>24.9429166666667</text:p>
              </table:table-cell>
            </table:table-row>
            <table:table-row>
              <table:table-cell office:value-type="string">
                <text:p>1 – 2</text:p>
              </table:table-cell>
              <table:table-cell office:value-type="float" office:value="17.1733333333333">
                <text:p>17.1733333333333</text:p>
              </table:table-cell>
            </table:table-row>
            <table:table-row>
              <table:table-cell office:value-type="string">
                <text:p>2 – 2.33</text:p>
              </table:table-cell>
              <table:table-cell office:value-type="float" office:value="7.8266666666667">
                <text:p>7.8266666666667</text:p>
              </table:table-cell>
            </table:table-row>
            <table:table-row>
              <table:table-cell office:value-type="string">
                <text:p>2 – 3</text:p>
              </table:table-cell>
              <table:table-cell office:value-type="float" office:value="14.8804166666667">
                <text:p>14.8804166666667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8.06375">
                <text:p>8.06375</text:p>
              </table:table-cell>
            </table:table-row>
            <table:table-row>
              <table:table-cell office:value-type="string">
                <text:p>4 – 4.33</text:p>
              </table:table-cell>
              <table:table-cell office:value-type="float" office:value="2.05583333333331">
                <text:p>2.0558333333333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6.47124999999999">
                <text:p>6.4712499999999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6.29458333333331">
                <text:p>6.29458333333331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4.53125000000001">
                <text:p>4.53125000000001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3833333333333">
                <text:p>3.3833333333333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86833333333338">
                <text:p>1.86833333333338</text:p>
              </table:table-cell>
            </table:table-row>
            <table:table-row>
              <table:table-cell office:value-type="string">
                <text:p>9 – 14.38</text:p>
              </table:table-cell>
              <table:table-cell office:value-type="float" office:value="1.45125">
                <text:p>1.45125</text:p>
              </table:table-cell>
            </table:table-row>
            <table:table-row>
              <table:table-cell office:value-type="string">
                <text:p>&gt; 14.38</text:p>
              </table:table-cell>
              <table:table-cell office:value-type="float" office:value="1.00000000000001">
                <text:p>1.00000000000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